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Consolas" fo:font-size="10pt" fo:font-weight="normal" officeooo:rsid="000bea08" officeooo:paragraph-rsid="000bea08" style:font-size-asian="10pt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0d2c53" officeooo:paragraph-rsid="000d2c53" style:font-size-asian="10pt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bold" style:font-size-asian="10pt" style:font-weight-asian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c0" style:font-name="Consolas" fo:font-size="10pt" style:font-size-asian="10pt"/>
    </style:style>
    <style:style style:name="T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5" style:family="text">
      <style:text-properties fo:color="#6a3e3e" style:font-name="Consolas" fo:font-size="10pt" style:font-size-asian="10pt"/>
    </style:style>
    <style:style style:name="T6" style:family="text">
      <style:text-properties fo:color="#2a00ff" style:font-name="Consolas" fo:font-size="10pt" style:font-size-asian="10pt"/>
    </style:style>
    <style:style style:name="T7" style:family="text">
      <style:text-properties officeooo:rsid="000e87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oratório Herança</text:p>
      <text:p text:style-name="P3"/>
      <text:p text:style-name="P4">Tendo as classes Pessoa e Programa de TV com seus relacionamentos, e a classe Principal que cria vários programas de TV com seus diretores e artistas, e no final mostra a lista de programas criados, faça o que se pede.</text:p>
      <text:p text:style-name="P4"/>
      <text:p text:style-name="P4">1 - Crie uma forma de tornar o <text:span text:style-name="T7">atributo </text:span>código, dos programas <text:span text:style-name="T7">de TV, </text:span>sequenciais e não informado no construtor como está <text:span text:style-name="T7">na implementação</text:span>. Ou seja, cada novo programa <text:span text:style-name="T7">de TV </text:span>terá um código sequencial criado automaticamente, e para isso, altere a classe ProgramaTV e Principal para a<text:span text:style-name="T7">tender a este requisito.</text:span></text:p>
      <text:p text:style-name="P4"/>
      <text:p text:style-name="P4">2 - Crie uma classe especializada de Programa de TV que se refere a Série sendo que além das informações de um programa de TV, ela também tem a quantidade de temporadas e a quantidade de episódios. Crie o construtor, os métodos de acesso necessários para instanciar Séries, e o método toString(). Na classe principal crie algumas instâncias de Série para acrescentar à mesma lista de programas.</text:p>
      <text:p text:style-name="P5"/>
      <text:p text:style-name="P5"/>
      <text:p text:style-name="P1"><text:span text:style-name="T1">public</text:span><text:span text:style-name="T2"> </text:span><text:span text:style-name="T1">class</text:span><text:span text:style-name="T2"> Pessoa {</text:span></text:p>
      <text:p text:style-name="P1"><text:span text:style-name="T2"><text:tab/>String </text:span><text:span text:style-name="T3">nome</text:span><text:span text:style-name="T2">;</text:span></text:p>
      <text:p text:style-name="P1"><text:span text:style-name="T2"><text:tab/>String </text:span><text:span text:style-name="T3">nacionalidade</text:span><text:span text:style-name="T2">;</text:span></text:p>
      <text:p text:style-name="P6"><text:tab/></text:p>
      <text:p text:style-name="P1"><text:span text:style-name="T2"><text:tab/></text:span><text:span text:style-name="T1">public</text:span><text:span text:style-name="T2"> String toString() {</text:span></text:p>
      <text:p text:style-name="P1"><text:span text:style-name="T2"><text:tab/><text:tab/></text:span><text:span text:style-name="T1">return</text:span><text:span text:style-name="T2"> </text:span><text:span text:style-name="T3">nome</text:span><text:span text:style-name="T2"> + </text:span><text:span text:style-name="T6">" ("</text:span><text:span text:style-name="T2"> + </text:span><text:span text:style-name="T3">nacionalidade</text:span><text:span text:style-name="T2"> + </text:span><text:span text:style-name="T6">")"</text:span><text:span text:style-name="T2">;</text:span></text:p>
      <text:p text:style-name="P6"><text:tab/>}</text:p>
      <text:p text:style-name="P6"><text:tab/></text:p>
      <text:p text:style-name="P1"><text:span text:style-name="T2"><text:tab/>Pessoa (String </text:span><text:span text:style-name="T5">nome</text:span><text:span text:style-name="T2">, String </text:span><text:span text:style-name="T5">nacionalidade</text:span><text:span text:style-name="T2">) {</text:span></text:p>
      <text:p text:style-name="P1"><text:span text:style-name="T2"><text:tab/><text:tab/></text:span><text:span text:style-name="T1">this</text:span><text:span text:style-name="T2">.</text:span><text:span text:style-name="T3">nome</text:span><text:span text:style-name="T2"> = </text:span><text:span text:style-name="T5">nome</text:span><text:span text:style-name="T2">;</text:span></text:p>
      <text:p text:style-name="P1"><text:span text:style-name="T2"><text:tab/><text:tab/></text:span><text:span text:style-name="T1">this</text:span><text:span text:style-name="T2">.</text:span><text:span text:style-name="T3">nacionalidade</text:span><text:span text:style-name="T2"> = </text:span><text:span text:style-name="T5">nacionalidade</text:span><text:span text:style-name="T2">;</text:span></text:p>
      <text:p text:style-name="P6"><text:tab/>}</text:p>
      <text:p text:style-name="P2"/>
      <text:p text:style-name="P6">}</text:p>
      <text:p text:style-name="P6"/>
      <text:p text:style-name="P1"><text:span text:style-name="T1">import</text:span><text:span text:style-name="T2"> java.util.ArrayList;</text:span></text:p>
      <text:p text:style-name="P2"/>
      <text:p text:style-name="P1"><text:span text:style-name="T1">public</text:span><text:span text:style-name="T2"> </text:span><text:span text:style-name="T1">class</text:span><text:span text:style-name="T2"> ProgramaTV {</text:span></text:p>
      <text:p text:style-name="P6"><text:tab/></text:p>
      <text:p text:style-name="P1"><text:span text:style-name="T2"><text:tab/></text:span><text:span text:style-name="T1">int</text:span><text:span text:style-name="T2"> </text:span><text:span text:style-name="T3">codigo</text:span><text:span text:style-name="T2">;</text:span></text:p>
      <text:p text:style-name="P1"><text:span text:style-name="T2"><text:tab/>String </text:span><text:span text:style-name="T3">nome</text:span><text:span text:style-name="T2">;</text:span></text:p>
      <text:p text:style-name="P1"><text:span text:style-name="T2"><text:tab/>ArrayList &lt;Pessoa&gt; </text:span><text:span text:style-name="T3">artistas</text:span><text:span text:style-name="T2"> = </text:span><text:span text:style-name="T1">new</text:span><text:span text:style-name="T2"> ArrayList &lt;Pessoa&gt;();</text:span></text:p>
      <text:p text:style-name="P1"><text:span text:style-name="T2"><text:tab/>Pessoa </text:span><text:span text:style-name="T3">diretor</text:span><text:span text:style-name="T2">;</text:span></text:p>
      <text:p text:style-name="P1"><text:span text:style-name="T2"><text:tab/>String </text:span><text:span text:style-name="T3">categoria</text:span><text:span text:style-name="T2">;</text:span></text:p>
      <text:p text:style-name="P6"><text:tab/></text:p>
      <text:p text:style-name="P1"><text:span text:style-name="T2"><text:tab/>ProgramaTV(</text:span><text:span text:style-name="T1">int</text:span><text:span text:style-name="T2"> </text:span><text:span text:style-name="T5">codigo</text:span><text:span text:style-name="T2">, String </text:span><text:span text:style-name="T5">nome</text:span><text:span text:style-name="T2">, String </text:span><text:span text:style-name="T5">categoria</text:span><text:span text:style-name="T2">) {</text:span></text:p>
      <text:p text:style-name="P1"><text:span text:style-name="T2"><text:tab/><text:tab/></text:span><text:span text:style-name="T1">this</text:span><text:span text:style-name="T2">.</text:span><text:span text:style-name="T3">codigo</text:span><text:span text:style-name="T2"> = </text:span><text:span text:style-name="T5">codigo</text:span><text:span text:style-name="T2">;</text:span></text:p>
      <text:p text:style-name="P1"><text:span text:style-name="T2"><text:tab/><text:tab/></text:span><text:span text:style-name="T1">this</text:span><text:span text:style-name="T2">.</text:span><text:span text:style-name="T3">nome</text:span><text:span text:style-name="T2"> = </text:span><text:span text:style-name="T5">nome</text:span><text:span text:style-name="T2">;</text:span></text:p>
      <text:p text:style-name="P1"><text:span text:style-name="T2"><text:tab/><text:tab/></text:span><text:span text:style-name="T1">this</text:span><text:span text:style-name="T2">.</text:span><text:span text:style-name="T3">categoria</text:span><text:span text:style-name="T2"> = </text:span><text:span text:style-name="T5">categoria</text:span><text:span text:style-name="T2">;</text:span></text:p>
      <text:p text:style-name="P6"><text:tab/>}</text:p>
      <text:p text:style-name="P6"><text:tab/></text:p>
      <text:p text:style-name="P1"><text:span text:style-name="T2"><text:tab/></text:span><text:span text:style-name="T1">void</text:span><text:span text:style-name="T2"> setDiretor(Pessoa </text:span><text:span text:style-name="T5">diretor</text:span><text:span text:style-name="T2">){</text:span></text:p>
      <text:p text:style-name="P1"><text:span text:style-name="T2"><text:tab/><text:tab/></text:span><text:span text:style-name="T1">this</text:span><text:span text:style-name="T2">.</text:span><text:span text:style-name="T3">diretor</text:span><text:span text:style-name="T2"> = </text:span><text:span text:style-name="T5">diretor</text:span><text:span text:style-name="T2">;</text:span></text:p>
      <text:p text:style-name="P6"><text:tab/>}</text:p>
      <text:p text:style-name="P6"><text:tab/></text:p>
      <text:p text:style-name="P1"><text:span text:style-name="T2"><text:tab/></text:span><text:span text:style-name="T1">void</text:span><text:span text:style-name="T2"> setArtistas(Pessoa </text:span><text:span text:style-name="T5">artista</text:span><text:span text:style-name="T2">) {</text:span></text:p>
      <text:p text:style-name="P1"><text:span text:style-name="T2"><text:tab/><text:tab/></text:span><text:span text:style-name="T3">artistas</text:span><text:span text:style-name="T2">.add(</text:span><text:span text:style-name="T5">artista</text:span><text:span text:style-name="T2">);</text:span></text:p>
      <text:p text:style-name="P6"><text:tab/>}</text:p>
      <text:p text:style-name="P6"><text:tab/></text:p>
      <text:p text:style-name="P6"><text:tab/></text:p>
      <text:p text:style-name="P1"><text:span text:style-name="T2"><text:tab/></text:span><text:span text:style-name="T1">public</text:span><text:span text:style-name="T2"> String toString() {</text:span></text:p>
      <text:p text:style-name="P1"><text:span text:style-name="T2"><text:tab/><text:tab/>String </text:span><text:span text:style-name="T5">programa</text:span><text:span text:style-name="T2"> = </text:span><text:span text:style-name="T3">codigo</text:span><text:span text:style-name="T2"> + </text:span><text:span text:style-name="T6">"-"</text:span><text:span text:style-name="T2"> + </text:span><text:span text:style-name="T3">nome</text:span><text:span text:style-name="T2"> + </text:span><text:span text:style-name="T6">" ("</text:span><text:span text:style-name="T2"> + </text:span><text:span text:style-name="T3">categoria</text:span><text:span text:style-name="T2"> + </text:span><text:span text:style-name="T6">")\n"</text:span><text:span text:style-name="T2">;</text:span></text:p>
      <text:p text:style-name="P1"><text:span text:style-name="T2"><text:tab/><text:tab/></text:span><text:span text:style-name="T5">programa</text:span><text:span text:style-name="T2"> = </text:span><text:span text:style-name="T5">programa</text:span><text:span text:style-name="T2"> + </text:span><text:span text:style-name="T6">"Diretor : "</text:span><text:span text:style-name="T2"> + </text:span><text:span text:style-name="T3">diretor</text:span><text:span text:style-name="T2"> +</text:span><text:span text:style-name="T6">"\n"</text:span><text:span text:style-name="T2">;</text:span></text:p>
      <text:p text:style-name="P1"><text:span text:style-name="T2"><text:tab/><text:tab/></text:span><text:span text:style-name="T5">programa</text:span><text:span text:style-name="T2"> = </text:span><text:span text:style-name="T5">programa</text:span><text:span text:style-name="T2"> + </text:span><text:span text:style-name="T6">"Artistas : \n"</text:span><text:span text:style-name="T2">;</text:span></text:p>
      <text:p text:style-name="P1"><text:soft-page-break/><text:span text:style-name="T2"><text:tab/><text:tab/></text:span><text:span text:style-name="T1">for</text:span><text:span text:style-name="T2"> (</text:span><text:span text:style-name="T1">int</text:span><text:span text:style-name="T2"> </text:span><text:span text:style-name="T5">i</text:span><text:span text:style-name="T2">=0;</text:span><text:span text:style-name="T5">i</text:span><text:span text:style-name="T2">&lt;</text:span><text:span text:style-name="T3">artistas</text:span><text:span text:style-name="T2">.size();</text:span><text:span text:style-name="T5">i</text:span><text:span text:style-name="T2">++) {</text:span></text:p>
      <text:p text:style-name="P1"><text:span text:style-name="T2"><text:tab/><text:tab/><text:tab/></text:span><text:span text:style-name="T5">programa</text:span><text:span text:style-name="T2"> = </text:span><text:span text:style-name="T5">programa</text:span><text:span text:style-name="T2"> + </text:span><text:span text:style-name="T3">artistas</text:span><text:span text:style-name="T2">.get(</text:span><text:span text:style-name="T5">i</text:span><text:span text:style-name="T2">) + </text:span><text:span text:style-name="T6">"\n"</text:span><text:span text:style-name="T2">;</text:span></text:p>
      <text:p text:style-name="P6"><text:tab/><text:tab/>}</text:p>
      <text:p text:style-name="P1"><text:span text:style-name="T2"><text:tab/><text:tab/></text:span><text:span text:style-name="T1">return</text:span><text:span text:style-name="T2"> </text:span><text:span text:style-name="T5">programa</text:span><text:span text:style-name="T2">;</text:span></text:p>
      <text:p text:style-name="P6"><text:tab/>}</text:p>
      <text:p text:style-name="P2"/>
      <text:p text:style-name="P6">}</text:p>
      <text:p text:style-name="P6"/>
      <text:p text:style-name="P1"><text:span text:style-name="T1">import</text:span><text:span text:style-name="T2"> java.util.ArrayList;</text:span></text:p>
      <text:p text:style-name="P2"/>
      <text:p text:style-name="P1"><text:span text:style-name="T1">public</text:span><text:span text:style-name="T2"> </text:span><text:span text:style-name="T1">class</text:span><text:span text:style-name="T2"> Principal {</text:span></text:p>
      <text:p text:style-name="P6"><text:tab/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5">args</text:span><text:span text:style-name="T2">) {</text:span></text:p>
      <text:p text:style-name="P1"><text:span text:style-name="T2"><text:tab/><text:tab/>ArrayList &lt;ProgramaTV&gt; </text:span><text:span text:style-name="T5">programas</text:span><text:span text:style-name="T2"> = </text:span><text:span text:style-name="T1">new</text:span><text:span text:style-name="T2"> ArrayList &lt;ProgramaTV&gt;();</text:span></text:p>
      <text:p text:style-name="P6"><text:tab/><text:tab/></text:p>
      <text:p text:style-name="P1"><text:span text:style-name="T2"><text:tab/><text:tab/>ProgramaTV </text:span><text:span text:style-name="T5">p</text:span><text:span text:style-name="T2"> = </text:span><text:span text:style-name="T1">new</text:span><text:span text:style-name="T2"> ProgramaTV(001,</text:span><text:span text:style-name="T6">"O outro lado do paraíso"</text:span><text:span text:style-name="T2">,</text:span><text:span text:style-name="T6">"Novela"</text:span><text:span text:style-name="T2">);</text:span></text:p>
      <text:p text:style-name="P1"><text:span text:style-name="T2"><text:tab/><text:tab/></text:span><text:span text:style-name="T5">p</text:span><text:span text:style-name="T2">.</text:span><text:span text:style-name="T3">diretor</text:span><text:span text:style-name="T2"> = </text:span><text:span text:style-name="T1">new</text:span><text:span text:style-name="T2"> Pessoa(</text:span><text:span text:style-name="T6">"Diretor 1"</text:span><text:span text:style-name="T2">, </text:span><text:span text:style-name="T6">"Brasileiro"</text:span><text:span text:style-name="T2">);</text:span></text:p>
      <text:p text:style-name="P1"><text:span text:style-name="T2"><text:tab/><text:tab/></text:span><text:span text:style-name="T5">p</text:span><text:span text:style-name="T2">.setArtistas(</text:span><text:span text:style-name="T1">new</text:span><text:span text:style-name="T2"> Pessoa(</text:span><text:span text:style-name="T6">"Artista 1"</text:span><text:span text:style-name="T2">, </text:span><text:span text:style-name="T6">"Brasileiro"</text:span><text:span text:style-name="T2">));</text:span></text:p>
      <text:p text:style-name="P1"><text:span text:style-name="T2"><text:tab/><text:tab/></text:span><text:span text:style-name="T5">p</text:span><text:span text:style-name="T2">.setArtistas(</text:span><text:span text:style-name="T1">new</text:span><text:span text:style-name="T2"> Pessoa(</text:span><text:span text:style-name="T6">"Artista 2"</text:span><text:span text:style-name="T2">, </text:span><text:span text:style-name="T6">"Brasileiro"</text:span><text:span text:style-name="T2">));</text:span></text:p>
      <text:p text:style-name="P1"><text:span text:style-name="T2"><text:tab/><text:tab/></text:span><text:span text:style-name="T5">programas</text:span><text:span text:style-name="T2">.add(</text:span><text:span text:style-name="T5">p</text:span><text:span text:style-name="T2">);</text:span></text:p>
      <text:p text:style-name="P6"><text:tab/><text:tab/></text:p>
      <text:p text:style-name="P1"><text:span text:style-name="T2"><text:tab/><text:tab/></text:span><text:span text:style-name="T5">p</text:span><text:span text:style-name="T2"> = </text:span><text:span text:style-name="T1">new</text:span><text:span text:style-name="T2"> ProgramaTV(002,</text:span><text:span text:style-name="T6">"Orgulho e Paixão"</text:span><text:span text:style-name="T2">,</text:span><text:span text:style-name="T6">"Novela"</text:span><text:span text:style-name="T2">);</text:span></text:p>
      <text:p text:style-name="P1"><text:span text:style-name="T2"><text:tab/><text:tab/></text:span><text:span text:style-name="T5">p</text:span><text:span text:style-name="T2">.</text:span><text:span text:style-name="T3">diretor</text:span><text:span text:style-name="T2"> = </text:span><text:span text:style-name="T1">new</text:span><text:span text:style-name="T2"> Pessoa(</text:span><text:span text:style-name="T6">"Diretor 2"</text:span><text:span text:style-name="T2">, </text:span><text:span text:style-name="T6">"Brasileiro"</text:span><text:span text:style-name="T2">);</text:span></text:p>
      <text:p text:style-name="P1"><text:span text:style-name="T2"><text:tab/><text:tab/></text:span><text:span text:style-name="T5">p</text:span><text:span text:style-name="T2">.setArtistas(</text:span><text:span text:style-name="T1">new</text:span><text:span text:style-name="T2"> Pessoa(</text:span><text:span text:style-name="T6">"Artista 3"</text:span><text:span text:style-name="T2">, </text:span><text:span text:style-name="T6">"Brasileiro"</text:span><text:span text:style-name="T2">));</text:span></text:p>
      <text:p text:style-name="P1"><text:span text:style-name="T2"><text:tab/><text:tab/></text:span><text:span text:style-name="T5">p</text:span><text:span text:style-name="T2">.setArtistas(</text:span><text:span text:style-name="T1">new</text:span><text:span text:style-name="T2"> Pessoa(</text:span><text:span text:style-name="T6">"Artista 4"</text:span><text:span text:style-name="T2">, </text:span><text:span text:style-name="T6">"Brasileiro"</text:span><text:span text:style-name="T2">));</text:span></text:p>
      <text:p text:style-name="P1"><text:span text:style-name="T2"><text:tab/><text:tab/></text:span><text:span text:style-name="T5">programas</text:span><text:span text:style-name="T2">.add(</text:span><text:span text:style-name="T5">p</text:span><text:span text:style-name="T2">);</text:span></text:p>
      <text:p text:style-name="P6"><text:tab/><text:tab/></text:p>
      <text:p text:style-name="P1"><text:span text:style-name="T2"><text:tab/><text:tab/></text:span><text:span text:style-name="T5">p</text:span><text:span text:style-name="T2"> = </text:span><text:span text:style-name="T1">new</text:span><text:span text:style-name="T2"> ProgramaTV(003,</text:span><text:span text:style-name="T6">"Marley e eu"</text:span><text:span text:style-name="T2">,</text:span><text:span text:style-name="T6">"Filme"</text:span><text:span text:style-name="T2">);</text:span></text:p>
      <text:p text:style-name="P1"><text:span text:style-name="T2"><text:tab/><text:tab/></text:span><text:span text:style-name="T5">p</text:span><text:span text:style-name="T2">.</text:span><text:span text:style-name="T3">diretor</text:span><text:span text:style-name="T2"> = </text:span><text:span text:style-name="T1">new</text:span><text:span text:style-name="T2"> Pessoa(</text:span><text:span text:style-name="T6">"Diretor 3"</text:span><text:span text:style-name="T2">, </text:span><text:span text:style-name="T6">"Brasileiro"</text:span><text:span text:style-name="T2">);</text:span></text:p>
      <text:p text:style-name="P1"><text:span text:style-name="T2"><text:tab/><text:tab/></text:span><text:span text:style-name="T5">p</text:span><text:span text:style-name="T2">.setArtistas(</text:span><text:span text:style-name="T1">new</text:span><text:span text:style-name="T2"> Pessoa(</text:span><text:span text:style-name="T6">"Artista 5"</text:span><text:span text:style-name="T2">, </text:span><text:span text:style-name="T6">"Brasileiro"</text:span><text:span text:style-name="T2">));</text:span></text:p>
      <text:p text:style-name="P1"><text:span text:style-name="T2"><text:tab/><text:tab/></text:span><text:span text:style-name="T5">p</text:span><text:span text:style-name="T2">.setArtistas(</text:span><text:span text:style-name="T1">new</text:span><text:span text:style-name="T2"> Pessoa(</text:span><text:span text:style-name="T6">"Artista 6"</text:span><text:span text:style-name="T2">, </text:span><text:span text:style-name="T6">"Brasileiro"</text:span><text:span text:style-name="T2">));</text:span></text:p>
      <text:p text:style-name="P1"><text:span text:style-name="T2"><text:tab/><text:tab/></text:span><text:span text:style-name="T5">programas</text:span><text:span text:style-name="T2">.add(</text:span><text:span text:style-name="T5">p</text:span><text:span text:style-name="T2">);</text:span></text:p>
      <text:p text:style-name="P6"><text:tab/><text:tab/></text:p>
      <text:p text:style-name="P1"><text:span text:style-name="T2"><text:tab/><text:tab/></text:span><text:span text:style-name="T5">p</text:span><text:span text:style-name="T2"> = </text:span><text:span text:style-name="T1">new</text:span><text:span text:style-name="T2"> ProgramaTV(004,</text:span><text:span text:style-name="T6">"Show Ivete Sangalo"</text:span><text:span text:style-name="T2">,</text:span><text:span text:style-name="T6">"Show"</text:span><text:span text:style-name="T2">);</text:span></text:p>
      <text:p text:style-name="P1"><text:span text:style-name="T2"><text:tab/><text:tab/></text:span><text:span text:style-name="T5">p</text:span><text:span text:style-name="T2">.</text:span><text:span text:style-name="T3">diretor</text:span><text:span text:style-name="T2"> = </text:span><text:span text:style-name="T1">new</text:span><text:span text:style-name="T2"> Pessoa(</text:span><text:span text:style-name="T6">"Diretor 4"</text:span><text:span text:style-name="T2">, </text:span><text:span text:style-name="T6">"Brasileiro"</text:span><text:span text:style-name="T2">);</text:span></text:p>
      <text:p text:style-name="P1"><text:span text:style-name="T2"><text:tab/><text:tab/></text:span><text:span text:style-name="T5">p</text:span><text:span text:style-name="T2">.setArtistas(</text:span><text:span text:style-name="T1">new</text:span><text:span text:style-name="T2"> Pessoa(</text:span><text:span text:style-name="T6">"Artista 7"</text:span><text:span text:style-name="T2">, </text:span><text:span text:style-name="T6">"Brasileiro"</text:span><text:span text:style-name="T2">));</text:span></text:p>
      <text:p text:style-name="P1"><text:span text:style-name="T2"><text:tab/><text:tab/></text:span><text:span text:style-name="T5">p</text:span><text:span text:style-name="T2">.setArtistas(</text:span><text:span text:style-name="T1">new</text:span><text:span text:style-name="T2"> Pessoa(</text:span><text:span text:style-name="T6">"Artista 8"</text:span><text:span text:style-name="T2">, </text:span><text:span text:style-name="T6">"Brasileiro"</text:span><text:span text:style-name="T2">));</text:span></text:p>
      <text:p text:style-name="P1"><text:span text:style-name="T2"><text:tab/><text:tab/></text:span><text:span text:style-name="T5">programas</text:span><text:span text:style-name="T2">.add(</text:span><text:span text:style-name="T5">p</text:span><text:span text:style-name="T2">);</text:span></text:p>
      <text:p text:style-name="P6"><text:tab/><text:tab/></text:p>
      <text:p text:style-name="P6"><text:tab/><text:tab/><text:tab/><text:tab/><text:tab/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</text:span><text:span text:style-name="T5">i</text:span><text:span text:style-name="T2">=0;</text:span><text:span text:style-name="T5">i</text:span><text:span text:style-name="T2">&lt;</text:span><text:span text:style-name="T5">programas</text:span><text:span text:style-name="T2">.size();</text:span><text:span text:style-name="T5">i</text:span><text:span text:style-name="T2">++) {</text:span></text:p>
      <text:p text:style-name="P1"><text:span text:style-name="T2"><text:tab/><text:tab/><text:tab/>System.</text:span><text:span text:style-name="T4">out</text:span><text:span text:style-name="T2">.println(</text:span><text:span text:style-name="T5">programas</text:span><text:span text:style-name="T2">.get(</text:span><text:span text:style-name="T5">i</text:span><text:span text:style-name="T2">));</text:span></text:p>
      <text:p text:style-name="P6"><text:tab/><text:tab/>}<text:tab/><text:tab/></text:p>
      <text:p text:style-name="P6"><text:tab/><text:tab/></text:p>
      <text:p text:style-name="P6"><text:tab/>}</text:p>
      <text:p text:style-name="P2"/>
      <text:p text:style-name="P6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4:57:51.261000000</meta:creation-date>
    <dc:date>2018-04-02T17:23:55.717000000</dc:date>
    <meta:editing-duration>PT48M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88" meta:word-count="413" meta:character-count="3107" meta:non-whitespace-character-count="2637"/>
  </office:meta>
</office:document-meta>
</file>